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1493" fo:font-size="14pt" fo:font-weight="bold" officeooo:rsid="00155188" officeooo:paragraph-rsid="00155188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0.5pt" fo:font-weight="normal" officeooo:paragraph-rsid="00155188" fo:background-color="#1e1e1e"/>
    </style:style>
    <style:style style:name="P4" style:family="paragraph" style:parent-style-name="Standard">
      <style:text-properties fo:color="#d4d4d4" style:font-name="Droid Sans Mono" fo:font-size="10.5pt" fo:language="en" fo:country="US" fo:font-weight="normal" officeooo:rsid="00155188" officeooo:paragraph-rsid="00155188" fo:background-color="#1e1e1e"/>
    </style:style>
    <style:style style:name="P5" style:family="paragraph" style:parent-style-name="Standard">
      <style:paragraph-properties style:line-height-at-least="0.198in"/>
      <style:text-properties fo:color="#ce9178" style:font-name="Droid Sans Mono" fo:font-size="10.5pt" fo:font-weight="normal" fo:background-color="#1e1e1e"/>
    </style:style>
    <style:style style:name="P6" style:family="paragraph" style:parent-style-name="Standard">
      <style:paragraph-properties style:line-height-at-least="0.198in"/>
      <style:text-properties fo:color="#9cdcfe" style:font-name="Droid Sans Mono" fo:font-size="10.5pt" fo:font-weight="normal" fo:background-color="#1e1e1e"/>
    </style:style>
    <style:style style:name="P7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8" style:family="paragraph" style:parent-style-name="Standard">
      <style:paragraph-properties fo:margin-top="0in" fo:margin-bottom="0.1965in" loext:contextual-spacing="false"/>
      <style:text-properties fo:color="#00a65d" style:font-name="Liberation Mono" fo:font-size="10pt" fo:language="en" fo:country="US" officeooo:rsid="0007dd23" officeooo:paragraph-rsid="00155188" style:font-name-asian="DejaVu Sans Mono" style:font-size-asian="10pt" style:font-name-complex="Liberation Mono" style:font-size-complex="10pt"/>
    </style:style>
    <style:style style:name="P9" style:family="paragraph" style:parent-style-name="Standard">
      <style:paragraph-properties fo:margin-top="0in" fo:margin-bottom="0.1965in" loext:contextual-spacing="false"/>
      <style:text-properties fo:color="#00a65d" style:font-name="Liberation Mono" fo:font-size="10pt" fo:language="en" fo:country="US" officeooo:rsid="00155188" officeooo:paragraph-rsid="00155188" style:font-name-asian="DejaVu Sans Mono" style:font-size-asian="10pt" style:font-name-complex="Liberation Mono" style:font-size-complex="10pt"/>
    </style:style>
    <style:style style:name="P10" style:family="paragraph" style:parent-style-name="Standard">
      <style:paragraph-properties fo:margin-top="0in" fo:margin-bottom="0.1965in" loext:contextual-spacing="false"/>
      <style:text-properties fo:color="#d4d4d4" style:font-name="Droid Sans Mono" fo:font-size="10.5pt" fo:language="en" fo:country="US" fo:font-weight="normal" officeooo:rsid="00155188" officeooo:paragraph-rsid="00155188" fo:background-color="#1e1e1e" style:font-name-asian="DejaVu Sans Mono" style:font-size-asian="10pt" style:font-name-complex="Liberation Mono" style:font-size-complex="10pt"/>
    </style:style>
    <style:style style:name="P11" style:family="paragraph" style:parent-style-name="Standard">
      <style:paragraph-properties fo:margin-top="0in" fo:margin-bottom="0.1965in" loext:contextual-spacing="false"/>
      <style:text-properties officeooo:paragraph-rsid="00155188"/>
    </style:style>
    <style:style style:name="P12" style:family="paragraph" style:parent-style-name="Preformatted_20_Text">
      <style:paragraph-properties fo:margin-top="0in" fo:margin-bottom="0.1965in" loext:contextual-spacing="false"/>
      <style:text-properties fo:color="#ff0000" fo:language="en" fo:country="US" officeooo:rsid="00169207" officeooo:paragraph-rsid="00169207"/>
    </style:style>
    <style:style style:name="P13" style:family="paragraph" style:parent-style-name="Preformatted_20_Text">
      <style:paragraph-properties fo:margin-top="0in" fo:margin-bottom="0.1965in" loext:contextual-spacing="false"/>
      <style:text-properties fo:color="#ff0000" fo:language="en" fo:country="US" officeooo:rsid="00081a98" officeooo:paragraph-rsid="00169207"/>
    </style:style>
    <style:style style:name="P14" style:family="paragraph" style:parent-style-name="Preformatted_20_Text">
      <style:text-properties fo:color="#ff0000" officeooo:rsid="00155188" officeooo:paragraph-rsid="00155188"/>
    </style:style>
    <style:style style:name="P15" style:family="paragraph" style:parent-style-name="Preformatted_20_Text">
      <style:text-properties fo:language="en" fo:country="US" officeooo:rsid="0007dd23" officeooo:paragraph-rsid="00155188"/>
    </style:style>
    <style:style style:name="P16" style:family="paragraph" style:parent-style-name="Preformatted_20_Text">
      <style:text-properties fo:language="en" fo:country="US" officeooo:paragraph-rsid="00155188"/>
    </style:style>
    <style:style style:name="P17" style:family="paragraph" style:parent-style-name="Preformatted_20_Text">
      <style:text-properties fo:color="#00a65d" fo:language="en" fo:country="US" officeooo:rsid="0007dd23" officeooo:paragraph-rsid="00155188"/>
    </style:style>
    <style:style style:name="P18" style:family="paragraph" style:parent-style-name="Preformatted_20_Text">
      <style:text-properties fo:color="#000000" fo:language="en" fo:country="US" officeooo:rsid="00155188" officeooo:paragraph-rsid="00155188" fo:background-color="#cccccc"/>
    </style:style>
    <style:style style:name="P19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20" style:family="paragraph" style:parent-style-name="Standard">
      <style:paragraph-properties style:line-height-at-least="0.198in"/>
      <style:text-properties fo:color="#9cdcfe" style:font-name="Droid Sans Mono" fo:font-size="10.5pt" fo:font-weight="normal" fo:background-color="#1e1e1e"/>
    </style:style>
    <style:style style:name="P21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22" style:family="paragraph" style:parent-style-name="Standard">
      <style:paragraph-properties fo:margin-top="0in" fo:margin-bottom="0.1965in" loext:contextual-spacing="false"/>
      <style:text-properties fo:color="#d4d4d4" style:font-name="Droid Sans Mono" fo:font-size="10.5pt" fo:language="en" fo:country="US" fo:font-weight="normal" officeooo:rsid="0019f42a" officeooo:paragraph-rsid="0019f42a" fo:background-color="#1e1e1e"/>
    </style:style>
    <style:style style:name="P23" style:family="paragraph" style:parent-style-name="Preformatted_20_Text">
      <style:paragraph-properties fo:margin-top="0in" fo:margin-bottom="0.1965in" loext:contextual-spacing="false"/>
      <style:text-properties fo:color="#ff0000" fo:language="en" fo:country="US" officeooo:rsid="0019f42a" officeooo:paragraph-rsid="0019f42a"/>
    </style:style>
    <style:style style:name="T1" style:family="text">
      <style:text-properties officeooo:rsid="00155188"/>
    </style:style>
    <style:style style:name="T2" style:family="text">
      <style:text-properties fo:color="#ff0000"/>
    </style:style>
    <style:style style:name="T3" style:family="text">
      <style:text-properties fo:color="#000000"/>
    </style:style>
    <style:style style:name="T4" style:family="text">
      <style:text-properties fo:language="en" fo:country="US" officeooo:rsid="0007dd23"/>
    </style:style>
    <style:style style:name="T5" style:family="text">
      <style:text-properties fo:language="en" fo:country="US" officeooo:rsid="0009cb14"/>
    </style:style>
    <style:style style:name="T6" style:family="text">
      <style:text-properties fo:color="#9cdcfe"/>
    </style:style>
    <style:style style:name="T7" style:family="text">
      <style:text-properties fo:color="#9cdcfe" style:font-name="Droid Sans Mono" fo:font-size="10.5pt" fo:language="en" fo:country="US" fo:font-weight="normal" officeooo:rsid="00155188" fo:background-color="#1e1e1e" loext:char-shading-value="0" style:font-name-asian="DejaVu Sans Mono" style:font-size-asian="10pt" style:font-name-complex="Liberation Mono" style:font-size-complex="10pt"/>
    </style:style>
    <style:style style:name="T8" style:family="text">
      <style:text-properties fo:color="#d4d4d4" style:font-name="Droid Sans Mono" fo:font-size="10.5pt" fo:language="en" fo:country="US" fo:font-weight="normal" officeooo:rsid="00155188" fo:background-color="#1e1e1e" loext:char-shading-value="0" style:font-name-asian="DejaVu Sans Mono" style:font-size-asian="10pt" style:font-name-complex="Liberation Mono" style:font-size-complex="10pt"/>
    </style:style>
    <style:style style:name="T9" style:family="text">
      <style:text-properties fo:color="#dcdcaa"/>
    </style:style>
    <style:style style:name="T10" style:family="text">
      <style:text-properties fo:color="#ce9178"/>
    </style:style>
    <style:style style:name="T11" style:family="text">
      <style:text-properties fo:color="#ce9178" style:font-name="Droid Sans Mono" fo:font-size="10.5pt" fo:language="en" fo:country="US" fo:font-weight="normal" officeooo:rsid="00155188" fo:background-color="#1e1e1e" loext:char-shading-value="0" style:font-name-asian="DejaVu Sans Mono" style:font-size-asian="10pt" style:font-name-complex="Liberation Mono" style:font-size-complex="10pt"/>
    </style:style>
    <style:style style:name="T12" style:family="text">
      <style:text-properties fo:color="#c586c0"/>
    </style:style>
    <style:style style:name="T13" style:family="text">
      <style:text-properties fo:color="#c586c0" style:font-name="Droid Sans Mono" fo:font-size="10.5pt" fo:language="en" fo:country="US" fo:font-weight="normal" officeooo:rsid="00155188" fo:background-color="#1e1e1e" loext:char-shading-value="0" style:font-name-asian="DejaVu Sans Mono" style:font-size-asian="10pt" style:font-name-complex="Liberation Mono" style:font-size-complex="10pt"/>
    </style:style>
    <style:style style:name="T14" style:family="text">
      <style:text-properties fo:color="#569cd6"/>
    </style:style>
    <style:style style:name="T15" style:family="text">
      <style:text-properties fo:color="#4ec9b0"/>
    </style:style>
    <style:style style:name="T16" style:family="text">
      <style:text-properties officeooo:rsid="001a22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How to make meteor method to </text:span><text:span text:style-name="T2">api</text:span></text:p>
      <text:p text:style-name="P14"/>
      <text:p text:style-name="P14"><text:span text:style-name="T4">Install </text:span><text:span text:style-name="T5">package</text:span><text:span text:style-name="T4"> </text:span><text:a xlink:type="simple" xlink:href="https://atmospherejs.com/simple/json-routes" text:style-name="Internet_20_link" text:visited-style-name="Visited_20_Internet_20_Link">https://atmospherejs.com/simple/json-routes</text:a></text:p>
      <text:p text:style-name="P15"/>
      <text:p text:style-name="P17">#Config on startup</text:p>
      <text:p text:style-name="P16"/>
      <text:p text:style-name="P4"><text:span text:style-name="T6">JsonRoutes</text:span>.<text:span text:style-name="T9">setResponseHeaders</text:span>({</text:p>
      <text:p text:style-name="P2"><text:span text:style-name="T10">"Cache-Control"</text:span><text:span text:style-name="T6">:</text:span> <text:span text:style-name="T10">"no-store"</text:span>,</text:p>
      <text:p text:style-name="P2"><text:span text:style-name="T6">Pragma:</text:span> <text:span text:style-name="T10">"no-cache"</text:span>,</text:p>
      <text:p text:style-name="P2"><text:span text:style-name="T10">"Access-Control-Allow-Origin"</text:span><text:span text:style-name="T6">:</text:span> <text:span text:style-name="T10">"*"</text:span>,</text:p>
      <text:p text:style-name="P2"><text:span text:style-name="T10">"Access-Control-Allow-Methods"</text:span><text:span text:style-name="T6">:</text:span> <text:span text:style-name="T10">"GET, PUT, POST, DELETE, OPTIONS"</text:span>,</text:p>
      <text:p text:style-name="P2"><text:span text:style-name="T10">"Access-Control-Allow-Headers"</text:span><text:span text:style-name="T6">:</text:span></text:p>
      <text:p text:style-name="P5">"Content-Type, Authorization, X-Requested-With"</text:p>
      <text:p text:style-name="P2">});</text:p>
      <text:p text:style-name="P18"/>
      <text:p text:style-name="P8"># how to write <text:span text:style-name="T1">the method</text:span></text:p>
      <text:p text:style-name="P10"><text:span text:style-name="T12">import</text:span> <text:span text:style-name="T6">Student</text:span> <text:span text:style-name="T12">from</text:span> <text:span text:style-name="T10">'/both/collection'</text:span></text:p>
      <text:p text:style-name="P3"><text:span text:style-name="T12">export</text:span> <text:span text:style-name="T14">class</text:span> <text:span text:style-name="T15">StudentM</text:span> {</text:p>
      <text:p text:style-name="P2"><text:span text:style-name="T14">static</text:span> <text:span text:style-name="T9">findStudent</text:span>() {</text:p>
      <text:p text:style-name="P2"><text:span text:style-name="T12">return</text:span> <text:span text:style-name="T6">Student</text:span>.<text:span text:style-name="T9">find</text:span>().<text:span text:style-name="T9">fetch</text:span>()</text:p>
      <text:p text:style-name="P2">}</text:p>
      <text:p text:style-name="P2"><text:span text:style-name="T14">static</text:span> <text:span text:style-name="T9">insertStudent</text:span>(<text:span text:style-name="T6">doc</text:span>) {</text:p>
      <text:p text:style-name="P2"><text:span text:style-name="T12">return</text:span> <text:span text:style-name="T6">Student</text:span>.<text:span text:style-name="T9">insert</text:span>(<text:span text:style-name="T6">doc</text:span>)</text:p>
      <text:p text:style-name="P2">}</text:p>
      <text:p text:style-name="P2">}</text:p>
      <text:p text:style-name="P9"/>
      <text:p text:style-name="P9">#convert meteor method to api</text:p>
      <text:p text:style-name="P11"><text:span text:style-name="T13">import</text:span><text:span text:style-name="T8"> { </text:span><text:span text:style-name="T7">StudentM</text:span><text:span text:style-name="T8"> } </text:span><text:span text:style-name="T13">from</text:span><text:span text:style-name="T8"> </text:span><text:span text:style-name="T11">'./method'</text:span></text:p>
      <text:p text:style-name="P2"><text:span text:style-name="T6">JsonRoutes</text:span>.<text:span text:style-name="T9">add</text:span>(<text:span text:style-name="T10">'get'</text:span>, <text:span text:style-name="T10">'/find_customer'</text:span>, <text:span text:style-name="T14">function</text:span> (</text:p>
      <text:p text:style-name="P2"><text:span text:style-name="T6">req</text:span>,</text:p>
      <text:p text:style-name="P2"><text:span text:style-name="T6">res</text:span>,</text:p>
      <text:p text:style-name="P6">next</text:p>
      <text:p text:style-name="P2">) {</text:p>
      <text:p text:style-name="P2"><text:span text:style-name="T6">res</text:span>.<text:span text:style-name="T6">charset</text:span> = <text:span text:style-name="T10">'utf-8'</text:span></text:p>
      <text:p text:style-name="P2"><text:span text:style-name="T14">const</text:span> <text:span text:style-name="T6">selector</text:span> = <text:span text:style-name="T6">req</text:span>.<text:span text:style-name="T6">params</text:span>.<text:span text:style-name="T6">selector</text:span> ? <text:span text:style-name="T15">JSON</text:span>.<text:span text:style-name="T9">parse</text:span>(<text:span text:style-name="T6">req</text:span>.<text:span text:style-name="T6">params</text:span>.<text:span text:style-name="T6">selector</text:span>) : {}</text:p>
      <text:p text:style-name="P2"><text:span text:style-name="T14">const</text:span> <text:span text:style-name="T6">options</text:span> = <text:span text:style-name="T6">req</text:span>.<text:span text:style-name="T6">params</text:span>.<text:span text:style-name="T6">options</text:span> ? <text:span text:style-name="T15">JSON</text:span>.<text:span text:style-name="T9">parse</text:span>(<text:span text:style-name="T6">req</text:span>.<text:span text:style-name="T6">params</text:span>.<text:span text:style-name="T6">options</text:span>) : {}</text:p>
      <text:p text:style-name="P2"><text:span text:style-name="T14">let</text:span> <text:span text:style-name="T6">data</text:span> = {}</text:p>
      <text:p text:style-name="P2"><text:span text:style-name="T6">data</text:span>.<text:span text:style-name="T6">result</text:span> = <text:span text:style-name="T6">StudentM</text:span>.<text:span text:style-name="T9">findStudent</text:span>()</text:p>
      <text:p text:style-name="P2"><text:span text:style-name="T6">data</text:span>.<text:span text:style-name="T6">code</text:span> = <text:span text:style-name="T10">'200'</text:span></text:p>
      <text:p text:style-name="P2"><text:span text:style-name="T6">JsonRoutes</text:span>.<text:span text:style-name="T9">sendResult</text:span>(<text:span text:style-name="T6">res</text:span>, {</text:p>
      <text:p text:style-name="P2"><text:span text:style-name="T6">data:</text:span> <text:span text:style-name="T6">data</text:span>,</text:p>
      <text:p text:style-name="P2">})</text:p>
      <text:p text:style-name="P2">})</text:p>
      <text:p text:style-name="P2"><text:span text:style-name="T6">JsonRoutes</text:span>.<text:span text:style-name="T9">add</text:span>(<text:span text:style-name="T10">'get'</text:span>, <text:span text:style-name="T10">'/insert_customer/:selector/:options'</text:span>, <text:span text:style-name="T14">function</text:span> (</text:p>
      <text:p text:style-name="P2"><text:span text:style-name="T6">req</text:span>,</text:p>
      <text:p text:style-name="P2"><text:span text:style-name="T6">res</text:span>,</text:p>
      <text:p text:style-name="P6">next</text:p>
      <text:p text:style-name="P2">) {</text:p>
      <text:p text:style-name="P2"><text:soft-page-break/><text:span text:style-name="T6">res</text:span>.<text:span text:style-name="T6">charset</text:span> = <text:span text:style-name="T10">'utf-8'</text:span></text:p>
      <text:p text:style-name="P2"><text:span text:style-name="T14">const</text:span> <text:span text:style-name="T6">selector</text:span> = <text:span text:style-name="T6">req</text:span>.<text:span text:style-name="T6">params</text:span>.<text:span text:style-name="T6">selector</text:span> ? <text:span text:style-name="T15">JSON</text:span>.<text:span text:style-name="T9">parse</text:span>(<text:span text:style-name="T6">req</text:span>.<text:span text:style-name="T6">params</text:span>.<text:span text:style-name="T6">selector</text:span>) : {}</text:p>
      <text:p text:style-name="P2"><text:span text:style-name="T14">const</text:span> <text:span text:style-name="T6">options</text:span> = <text:span text:style-name="T6">req</text:span>.<text:span text:style-name="T6">params</text:span>.<text:span text:style-name="T6">options</text:span> ? <text:span text:style-name="T15">JSON</text:span>.<text:span text:style-name="T9">parse</text:span>(<text:span text:style-name="T6">req</text:span>.<text:span text:style-name="T6">params</text:span>.<text:span text:style-name="T6">options</text:span>) : {}</text:p>
      <text:p text:style-name="P2"><text:span text:style-name="T14">let</text:span> <text:span text:style-name="T6">data</text:span> = {}</text:p>
      <text:p text:style-name="P7">// const doc = req.body</text:p>
      <text:p text:style-name="P2"><text:span text:style-name="T6">data</text:span>.<text:span text:style-name="T6">result</text:span> = <text:span text:style-name="T6">StudentM</text:span>.<text:span text:style-name="T9">insertStudent</text:span>(<text:span text:style-name="T6">selector</text:span>)</text:p>
      <text:p text:style-name="P2"><text:span text:style-name="T6">data</text:span>.<text:span text:style-name="T6">code</text:span> = <text:span text:style-name="T10">'200'</text:span></text:p>
      <text:p text:style-name="P2"><text:span text:style-name="T6">JsonRoutes</text:span>.<text:span text:style-name="T9">sendResult</text:span>(<text:span text:style-name="T6">res</text:span>, {</text:p>
      <text:p text:style-name="P2"><text:span text:style-name="T6">data:</text:span> <text:span text:style-name="T6">data</text:span>,</text:p>
      <text:p text:style-name="P2">})</text:p>
      <text:p text:style-name="P2">})</text:p>
      <text:p text:style-name="P9"/>
      <text:p text:style-name="P12">usage</text:p>
      <text:p text:style-name="P13"><text:a xlink:type="simple" xlink:href="http://localhost:3000/find_customer/" text:style-name="Internet_20_link" text:visited-style-name="Visited_20_Internet_20_Link">http://localhost:3000/find_customer/</text:a><text:a xlink:type="simple" xlink:href="http://localhost:3000/find_customer/%7B%7D/%7B%7D" text:style-name="Internet_20_link" text:visited-style-name="Visited_20_Internet_20_Link">{}/{}</text:a></text:p>
      <text:p text:style-name="P23">access by function in vuejs</text:p>
      <text:p text:style-name="P23">1.Get data from api--------------------<text:span text:style-name="T16">find data------------------------------</text:span></text:p>
      <text:p text:style-name="P22"><text:span text:style-name="T9">btnGet</text:span>() {</text:p>
      <text:p text:style-name="P6">axios</text:p>
      <text:p text:style-name="P2">.<text:span text:style-name="T9">get</text:span>(<text:span text:style-name="T10">"http://localhost:3000/find_customer"</text:span>)</text:p>
      <text:p text:style-name="P2">.<text:span text:style-name="T9">then</text:span>(<text:span text:style-name="T6">response</text:span> <text:span text:style-name="T14">=&gt;</text:span> {</text:p>
      <text:p text:style-name="P2"><text:span text:style-name="T14">let</text:span> <text:span text:style-name="T6">a</text:span> = <text:span text:style-name="T6">response</text:span>.<text:span text:style-name="T6">data</text:span>.<text:span text:style-name="T6">result</text:span>;</text:p>
      <text:p text:style-name="P2"><text:span text:style-name="T14">this</text:span>.<text:span text:style-name="T6">todos</text:span> = <text:span text:style-name="T6">a</text:span>;</text:p>
      <text:p text:style-name="P2">})</text:p>
      <text:p text:style-name="P2">.<text:span text:style-name="T9">catch</text:span>(<text:span text:style-name="T6">error</text:span> <text:span text:style-name="T14">=&gt;</text:span> {</text:p>
      <text:p text:style-name="P7">// handle error</text:p>
      <text:p text:style-name="P2"><text:span text:style-name="T15">console</text:span>.<text:span text:style-name="T9">log</text:span>(<text:span text:style-name="T6">error</text:span>);</text:p>
      <text:p text:style-name="P2">});</text:p>
      <text:p text:style-name="P2">},</text:p>
      <text:p text:style-name="P23"/>
      <text:p text:style-name="P23">2.insert data to server by api-----------------<text:span text:style-name="T16">insert data----------------------</text:span></text:p>
      <text:p text:style-name="P22"><text:span text:style-name="T9">btnSubmit</text:span>() {</text:p>
      <text:p text:style-name="P2"><text:span text:style-name="T14">let</text:span> <text:span text:style-name="T6">doc</text:span> = {</text:p>
      <text:p text:style-name="P2"><text:span text:style-name="T6">name:</text:span> <text:span text:style-name="T14">this</text:span>.<text:span text:style-name="T6">name</text:span>,</text:p>
      <text:p text:style-name="P2"><text:span text:style-name="T6">age:</text:span> <text:span text:style-name="T14">this</text:span>.<text:span text:style-name="T6">age</text:span>,</text:p>
      <text:p text:style-name="P2"><text:span text:style-name="T6">address:</text:span> <text:span text:style-name="T14">this</text:span>.<text:span text:style-name="T6">address</text:span></text:p>
      <text:p text:style-name="P2">}</text:p>
      <text:p text:style-name="P2"><text:span text:style-name="T14">var</text:span> <text:span text:style-name="T6">myJSON</text:span> = <text:span text:style-name="T15">JSON</text:span>.<text:span text:style-name="T9">stringify</text:span>(<text:span text:style-name="T6">doc</text:span>);</text:p>
      <text:p text:style-name="P2"><text:span text:style-name="T6">axios</text:span>.<text:span text:style-name="T9">get</text:span>(<text:span text:style-name="T10">'http://localhost:3000/insert_customer/'</text:span> + <text:span text:style-name="T6">myJSON</text:span> + <text:span text:style-name="T10">'/{}'</text:span>)</text:p>
      <text:p text:style-name="P2">.<text:span text:style-name="T9">then</text:span>(<text:span text:style-name="T14">function</text:span> (<text:span text:style-name="T6">response</text:span>) {</text:p>
      <text:p text:style-name="P2"><text:span text:style-name="T15">console</text:span>.<text:span text:style-name="T9">log</text:span>(<text:span text:style-name="T6">response</text:span>.<text:span text:style-name="T6">data</text:span>);</text:p>
      <text:p text:style-name="P2">})</text:p>
      <text:p text:style-name="P2">.<text:span text:style-name="T9">catch</text:span>(<text:span text:style-name="T14">function</text:span> (<text:span text:style-name="T6">error</text:span>) {</text:p>
      <text:p text:style-name="P2"><text:span text:style-name="T15">console</text:span>.<text:span text:style-name="T9">log</text:span>(<text:span text:style-name="T6">error</text:span>);</text:p>
      <text:p text:style-name="P2"><text:soft-page-break/>});</text:p>
      <text:p text:style-name="P2">},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7:18:10.730847660</meta:creation-date>
    <dc:date>2019-03-27T21:08:45.272630184</dc:date>
    <meta:editing-duration>PT34M20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86" meta:word-count="240" meta:character-count="2056" meta:non-whitespace-character-count="1904"/>
  </office:meta>
</office:document-meta>
</file>